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65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2.4925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7335in"/>
    </style:style>
    <style:style style:name="co10" style:family="table-column">
      <style:table-column-properties fo:break-before="auto" style:column-width="0.4827in"/>
    </style:style>
    <style:style style:name="co12" style:family="table-column">
      <style:table-column-properties fo:break-before="auto" style:column-width="0.722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number-columns-repeated="2" table:default-cell-style-name="Default"/>
        <table:table-row table:style-name="ro2">
          <table:table-cell office:value-type="string">
            <text:p>Sport</text:p>
          </table:table-cell>
          <table:table-cell office:value-type="string">
            <text:p>Country</text:p>
          </table:table-cell>
          <table:table-cell office:value-type="string">
            <text:p>League</text:p>
          </table:table-cell>
          <table:table-cell office:value-type="string">
            <text:p>Participants</text:p>
          </table:table-cell>
          <table:table-cell office:value-type="string">
            <text:p>Bet</text:p>
          </table:table-cell>
          <table:table-cell office:value-type="string">
            <text:p>HomeOdd</text:p>
          </table:table-cell>
          <table:table-cell office:value-type="string">
            <text:p>DrawOdd</text:p>
          </table:table-cell>
          <table:table-cell office:value-type="string">
            <text:p>AwayOdd</text:p>
          </table:table-cell>
          <table:table-cell office:value-type="string">
            <text:p>IsPlayoffs</text:p>
          </table:table-cell>
          <table:table-cell office:value-type="string">
            <text:p>IsCup</text:p>
          </table:table-cell>
          <table:table-cell office:value-type="string">
            <text:p>IsWomen</text:p>
          </table:table-cell>
          <table:table-cell office:value-type="string">
            <text:p>Prediction</text:p>
          </table:table-cell>
          <table:table-cell office:value-type="string">
            <text:p>Probability</text:p>
          </table:table-cell>
          <table:table-cell office:value-type="string">
            <text:p>Win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denmark</text:p>
          </table:table-cell>
          <table:table-cell office:value-type="string">
            <text:p>landspokal-cup</text:p>
          </table:table-cell>
          <table:table-cell office:value-type="string">
            <text:p>Vejgaard - Nordsjaelland</text:p>
          </table:table-cell>
          <table:table-cell office:value-type="float" office:value="2">
            <text:p>2</text:p>
          </table:table-cell>
          <table:table-cell office:value-type="float" office:value="42.9">
            <text:p>42.9</text:p>
          </table:table-cell>
          <table:table-cell office:value-type="float" office:value="13.07">
            <text:p>13.07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996837802773083">
            <text:p>0.996837802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sketball</text:p>
          </table:table-cell>
          <table:table-cell office:value-type="string">
            <text:p>europe</text:p>
          </table:table-cell>
          <table:table-cell office:value-type="string">
            <text:p>champions-league</text:p>
          </table:table-cell>
          <table:table-cell office:value-type="string">
            <text:p>Kataja - Joventut Badalona</text:p>
          </table:table-cell>
          <table:table-cell office:value-type="float" office:value="2">
            <text:p>2</text:p>
          </table:table-cell>
          <table:table-cell office:value-type="float" office:value="2.38">
            <text:p>2.38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753452526499921">
            <text:p>0.7534525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europe</text:p>
          </table:table-cell>
          <table:table-cell office:value-type="string">
            <text:p>uefa-youth-league</text:p>
          </table:table-cell>
          <table:table-cell office:value-type="string">
            <text:p>Bursaspor U19 - Saburtalo Tbilisi U19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8.96">
            <text:p>8.96</text:p>
          </table:table-cell>
          <table:table-cell office:value-type="float" office:value="12.68">
            <text:p>12.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23767248786121">
            <text:p>0.923767248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hockey</text:p>
          </table:table-cell>
          <table:table-cell office:value-type="string">
            <text:p>sweden</text:p>
          </table:table-cell>
          <table:table-cell office:value-type="string">
            <text:p>hockeyettan-ostra</text:p>
          </table:table-cell>
          <table:table-cell office:value-type="string">
            <text:p>Nykopings - Sollentuna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  <table:table-cell office:value-type="float" office:value="4.88">
            <text:p>4.88</text:p>
          </table:table-cell>
          <table:table-cell office:value-type="float" office:value="2.42">
            <text:p>2.4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45443961390895">
            <text:p>0.54544396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europe</text:p>
          </table:table-cell>
          <table:table-cell office:value-type="string">
            <text:p>europa-league</text:p>
          </table:table-cell>
          <table:table-cell office:value-type="string">
            <text:p>Ath Bilbao - FK Zorya Luhansk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6.48">
            <text:p>6.48</text:p>
          </table:table-cell>
          <table:table-cell office:value-type="float" office:value="15.56">
            <text:p>15.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87840415668141">
            <text:p>0.887840415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europe</text:p>
          </table:table-cell>
          <table:table-cell office:value-type="string">
            <text:p>europa-league</text:p>
          </table:table-cell>
          <table:table-cell office:value-type="string">
            <text:p>Everton - Apollon</text:p>
          </table:table-cell>
          <table:table-cell office:value-type="float" office:value="1">
            <text:p>1</text:p>
          </table:table-cell>
          <table:table-cell office:value-type="float" office:value="1.29">
            <text:p>1.29</text:p>
          </table:table-cell>
          <table:table-cell office:value-type="float" office:value="5.65">
            <text:p>5.65</text:p>
          </table:table-cell>
          <table:table-cell office:value-type="float" office:value="11.09">
            <text:p>11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16337288264866">
            <text:p>0.816337288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olleyball</text:p>
          </table:table-cell>
          <table:table-cell office:value-type="string">
            <text:p>world</text:p>
          </table:table-cell>
          <table:table-cell office:value-type="string">
            <text:p>club-friendly</text:p>
          </table:table-cell>
          <table:table-cell office:value-type="string">
            <text:p>Personal Bolivar - Sada Cruzeiro</text:p>
          </table:table-cell>
          <table:table-cell office:value-type="float" office:value="2">
            <text:p>2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03502080504769">
            <text:p>0.803502080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ugby-union</text:p>
          </table:table-cell>
          <table:table-cell office:value-type="string">
            <text:p>world</text:p>
          </table:table-cell>
          <table:table-cell office:value-type="string">
            <text:p>guinness-pro14</text:p>
          </table:table-cell>
          <table:table-cell office:value-type="string">
            <text:p>Cheetahs - Ospreys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float" office:value="22.24">
            <text:p>22.24</text:p>
          </table:table-cell>
          <table:table-cell office:value-type="float" office:value="3.27">
            <text:p>3.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54916084790123">
            <text:p>0.854916084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france</text:p>
          </table:table-cell>
          <table:table-cell office:value-type="string">
            <text:p>ligue-1</text:p>
          </table:table-cell>
          <table:table-cell office:value-type="string">
            <text:p>Paris SG - Bordeaux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9.01">
            <text:p>9.01</text:p>
          </table:table-cell>
          <table:table-cell office:value-type="float" office:value="17.85">
            <text:p>17.8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97209705966904">
            <text:p>0.89720970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sketball</text:p>
          </table:table-cell>
          <table:table-cell office:value-type="string">
            <text:p>spain</text:p>
          </table:table-cell>
          <table:table-cell office:value-type="string">
            <text:p>leb-oro</text:p>
          </table:table-cell>
          <table:table-cell office:value-type="string">
            <text:p>Manresa - Caceres</text:p>
          </table:table-cell>
          <table:table-cell office:value-type="float" office:value="1">
            <text:p>1</text:p>
          </table:table-cell>
          <table:table-cell office:value-type="float" office:value="1.19">
            <text:p>1.19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80038948466132">
            <text:p>0.880038948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ccer</text:p>
          </table:table-cell>
          <table:table-cell office:value-type="string">
            <text:p>denmark</text:p>
          </table:table-cell>
          <table:table-cell office:value-type="string">
            <text:p>3f-ligaen-women</text:p>
          </table:table-cell>
          <table:table-cell office:value-type="string">
            <text:p>VSK Aarhus W - Fortuna Hjorring W</text:p>
          </table:table-cell>
          <table:table-cell office:value-type="float" office:value="2">
            <text:p>2</text:p>
          </table:table-cell>
          <table:table-cell office:value-type="float" office:value="23.24">
            <text:p>23.24</text:p>
          </table:table-cell>
          <table:table-cell office:value-type="float" office:value="9.19">
            <text:p>9.19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972206927251208">
            <text:p>0.9722069273</text:p>
          </table:table-cell>
          <table:table-cell/>
        </table:table-row>
        <table:table-row table:style-name="ro2">
          <table:table-cell office:value-type="string">
            <text:p>soccer</text:p>
          </table:table-cell>
          <table:table-cell office:value-type="string">
            <text:p>italy</text:p>
          </table:table-cell>
          <table:table-cell office:value-type="string">
            <text:p>serie-a</text:p>
          </table:table-cell>
          <table:table-cell office:value-type="string">
            <text:p>Napoli - Cagliari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9.42">
            <text:p>9.42</text:p>
          </table:table-cell>
          <table:table-cell office:value-type="float" office:value="21.09">
            <text:p>21.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1895951006848">
            <text:p>0.9189595101</text:p>
          </table:table-cell>
          <table:table-cell/>
        </table:table-row>
        <table:table-row table:style-name="ro2">
          <table:table-cell office:value-type="string">
            <text:p>soccer</text:p>
          </table:table-cell>
          <table:table-cell office:value-type="string">
            <text:p>spain</text:p>
          </table:table-cell>
          <table:table-cell office:value-type="string">
            <text:p>laliga</text:p>
          </table:table-cell>
          <table:table-cell office:value-type="string">
            <text:p>Real Madrid - Espanyol</text:p>
          </table:table-cell>
          <table:table-cell office:value-type="float" office:value="1">
            <text:p>1</text:p>
          </table:table-cell>
          <table:table-cell office:value-type="float" office:value="1.12">
            <text:p>1.12</text:p>
          </table:table-cell>
          <table:table-cell office:value-type="float" office:value="11.03">
            <text:p>11.03</text:p>
          </table:table-cell>
          <table:table-cell office:value-type="float" office:value="21.57">
            <text:p>21.5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32647507572619">
            <text:p>0.9326475076</text:p>
          </table:table-cell>
          <table:table-cell/>
        </table:table-row>
        <table:table-row table:style-name="ro3">
          <table:table-cell office:value-type="string">
            <text:p>basketball</text:p>
          </table:table-cell>
          <table:table-cell office:value-type="string">
            <text:p>argentina</text:p>
          </table:table-cell>
          <table:table-cell office:value-type="string">
            <text:p>torneo-super-20</text:p>
          </table:table-cell>
          <table:table-cell office:value-type="string">
            <text:p>Hispano Americano - Ferro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802821887944262">
            <text:p>0.802821887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sketball</text:p>
          </table:table-cell>
          <table:table-cell office:value-type="string">
            <text:p>spain</text:p>
          </table:table-cell>
          <table:table-cell office:value-type="string">
            <text:p>acb</text:p>
          </table:table-cell>
          <table:table-cell office:value-type="string">
            <text:p>San Pablo Burgos - Tenerife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17848219002155">
            <text:p>0.517848219</text:p>
          </table:table-cell>
          <table:table-cell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10/01/2017</text:date>, <text:time>12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jo </meta:initial-creator>
    <meta:creation-date>2017-09-26T21:48:57.37</meta:creation-date>
    <dc:date>2017-10-01T12:35:55.72</dc:date>
    <dc:creator>Gajo </dc:creator>
    <meta:editing-duration>PT6H51M21S</meta:editing-duration>
    <meta:editing-cycles>13</meta:editing-cycles>
    <meta:generator>OpenOffice/4.1.3$Win32 OpenOffice.org_project/413m1$Build-9783</meta:generator>
    <meta:document-statistic meta:table-count="3" meta:cell-count="220" meta:object-count="0"/>
  </office:meta>
</office:document-meta>
</file>